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8000000BEA4F586619C7981B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4.181cm" svg:height="5.026cm" svg:x="1.5cm" svg:y="1.5cm">
          <draw:image xlink:href="Pictures/1000000000000218000000BEA4F586619C7981B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7T19:55:44.906978670</meta:creation-date>
    <dc:date>2024-03-28T18:23:55.498119501</dc:date>
    <meta:editing-duration>PT22H18M10S</meta:editing-duration>
    <meta:editing-cycles>1</meta:editing-cycles>
    <meta:document-statistic meta:object-count="1"/>
    <meta:generator>LibreOffice/7.3.7.2$Linux_X86_64 LibreOffice_project/30$Build-2</meta:generator>
  </office:meta>
</office:document-meta>
</file>